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5560000030022FE9C069A1A7404.png" manifest:media-type="image/png"/>
  <manifest:file-entry manifest:full-path="Pictures/1000000100000556000003006C23E1516DF22351.png" manifest:media-type="image/png"/>
  <manifest:file-entry manifest:full-path="Pictures/1000000100000556000003005FEF350ED768BABC.png" manifest:media-type="image/png"/>
  <manifest:file-entry manifest:full-path="Pictures/100000010000055600000300F21A0DA5F4EAFBFF.png" manifest:media-type="image/png"/>
  <manifest:file-entry manifest:full-path="Pictures/10000001000005560000030026BE461A8FE795C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046d" officeooo:paragraph-rsid="0018046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Delete:</text:p>
      <text:p text:style-name="P1"><draw:frame draw:style-name="fr2" draw:name="Image4" text:anchor-type="char" svg:width="6.6929in" svg:height="3.7626in" draw:z-index="3"><draw:image xlink:href="Pictures/10000001000005560000030026BE461A8FE795CC.png" xlink:type="simple" xlink:show="embed" xlink:actuate="onLoad" draw:mime-type="image/png"/></draw:frame></text:p>
      <text:p text:style-name="P1">Put:</text:p>
      <text:p text:style-name="P1"><draw:frame draw:style-name="fr3" draw:name="Image3" text:anchor-type="char" svg:width="6.6929in" svg:height="3.7626in" draw:z-index="2"><draw:image xlink:href="Pictures/100000010000055600000300F21A0DA5F4EAFBF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Get car with ID:</text:p>
      <text:p text:style-name="P1"/>
      <text:p text:style-name="P1"><draw:frame draw:style-name="fr3" draw:name="Image2" text:anchor-type="char" svg:width="6.6929in" svg:height="3.7626in" draw:z-index="1"><draw:image xlink:href="Pictures/1000000100000556000003005FEF350ED768BABC.png" xlink:type="simple" xlink:show="embed" xlink:actuate="onLoad" draw:mime-type="image/png"/></draw:frame></text:p>
      <text:p text:style-name="P1"/>
      <text:p text:style-name="P1">Get All Cars:</text:p>
      <text:p text:style-name="P1"><draw:frame draw:style-name="fr4" draw:name="Image1" text:anchor-type="char" svg:width="6.6929in" svg:height="3.7626in" draw:z-index="0"><draw:image xlink:href="Pictures/1000000100000556000003006C23E1516DF22351.png" xlink:type="simple" xlink:show="embed" xlink:actuate="onLoad" draw:mime-type="image/png"/></draw:frame></text:p>
      <text:p text:style-name="P1"><text:soft-page-break/><text:line-break/><draw:frame draw:style-name="fr1" draw:name="Image5" text:anchor-type="char" svg:x="0in" svg:y="0.6563in" svg:width="6.6929in" svg:height="3.7626in" draw:z-index="4"><draw:image xlink:href="Pictures/10000001000005560000030022FE9C069A1A7404.png" xlink:type="simple" xlink:show="embed" xlink:actuate="onLoad" draw:mime-type="image/png"/></draw:frame>Post: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7T22:55:58.134718510</meta:creation-date>
    <dc:date>2023-11-27T23:23:15.470736030</dc:date>
    <meta:editing-duration>PT27M18S</meta:editing-duration>
    <meta:editing-cycles>1</meta:editing-cycles>
    <meta:document-statistic meta:table-count="0" meta:image-count="5" meta:object-count="0" meta:page-count="3" meta:paragraph-count="5" meta:word-count="10" meta:character-count="46" meta:non-whitespace-character-count="40"/>
    <meta:generator>LibreOffice/7.5.8.2$Linux_X86_64 LibreOffice_project/50$Build-2</meta:generator>
  </office:meta>
</office:document-meta>
</file>